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600" calcext:value-type="float">
            <text:p>1600</text:p>
          </table:table-cell>
          <table:table-cell table:style-name="ce7" table:formula="of:=COUNTIF([.B7:.B999998];&quot;X&quot;)" office:value-type="float" office:value="1401" calcext:value-type="float">
            <text:p>1401</text:p>
          </table:table-cell>
          <table:table-cell table:style-name="ce7" table:formula="of:=COUNTIF([.C7:.C999998];&quot;X&quot;)" office:value-type="float" office:value="26" calcext:value-type="float">
            <text:p>26</text:p>
          </table:table-cell>
          <table:table-cell table:style-name="ce7" table:formula="of:=COUNTIF([.D7:.D999998];&quot;X&quot;)" office:value-type="float" office:value="101" calcext:value-type="float">
            <text:p>10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2" calcext:value-type="float">
            <text:p>182</text:p>
          </table:table-cell>
          <table:table-cell table:style-name="ce25" table:formula="of:=SUM([.B2:.F2])" office:value-type="float" office:value="1711" calcext:value-type="float">
            <text:p>17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89]+1" office:value-type="date" office:date-value="2026-04-14" calcext:value-type="date">
            <text:p>14/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í muito a entrega e ainda trabalhei durante a tarde de um coworking super legal, onde conheci pessoas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omecei o adaptativo de musculação.</text:p>
          </table:table-cell>
          <table:table-cell table:number-columns-repeated="1014"/>
        </table:table-row>
        <table:table-row table:style-name="ro2">
          <table:table-cell table:style-name="ce18" table:formula="of:=[.A1590]+1" office:value-type="date" office:date-value="2026-04-15" calcext:value-type="date">
            <text:p>1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2">
          <table:table-cell table:style-name="ce18" table:formula="of:=[.A1591]+1" office:value-type="date" office:date-value="2026-04-16" calcext:value-type="date">
            <text:p>1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ocado no treino.</text:p>
          </table:table-cell>
          <table:table-cell table:number-columns-repeated="1014"/>
        </table:table-row>
        <table:table-row table:style-name="ro13">
          <table:table-cell table:style-name="ce18" table:formula="of:=[.A1592]+1" office:value-type="date" office:date-value="2026-04-17" calcext:value-type="date">
            <text:p>1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1:1s e sendo muito bem recebido no tim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5">
          <table:table-cell table:style-name="ce18" table:formula="of:=[.A1593]+1" office:value-type="date" office:date-value="2026-04-18" calcext:value-type="date">
            <text:p>1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organização, muitos acontecimentos, preparativos para recebermos nosso irmão Nathanael e sua linda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muitas coisas de casa.</text:p>
          </table:table-cell>
          <table:table-cell table:number-columns-repeated="1014"/>
        </table:table-row>
        <table:table-row table:style-name="ro5">
          <table:table-cell table:style-name="ce18" table:formula="of:=[.A1594]+1" office:value-type="date" office:date-value="2026-04-19" calcext:value-type="date">
            <text:p>1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emos irmãos amigos queridos em casa e foram momentos de muita bênção e alegria. Grato Sou, Senh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4">
          <table:table-cell table:style-name="ce18" table:formula="of:=[.A1595]+1" office:value-type="date" office:date-value="2026-04-20" calcext:value-type="date">
            <text:p>20/04/2026</text:p>
          </table:table-cell>
          <table:table-cell table:number-columns-repeated="3" table:style-name="ce28" office:value-type="string" calcext:value-type="string">
            <text:p>X</text:p>
          </table:table-cell>
          <table:table-cell table:style-name="ce28" table:number-columns-repeated="2"/>
          <table:table-cell table:style-name="ce42" office:value-type="string" calcext:value-type="string">
            <text:p>Depois de um susto grande na madrugada, com um vazamento de água que inundou parte da nossa casa e, tudo indica que há algo de muito errado na nossa ligação de água, passei a noite em claro. E, Deus me fortaleceu, consegui resolver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5">
          <table:table-cell table:style-name="ce18" table:formula="of:=[.A1596]+1" office:value-type="date" office:date-value="2026-04-21" calcext:value-type="date">
            <text:p>2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Hoje eu me superei na cozinha, alegrei toda a minha família e passamos um dia muito abençoado e maravilho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Yakisoba.</text:p>
          </table:table-cell>
          <table:table-cell table:number-columns-repeated="1014"/>
        </table:table-row>
        <table:table-row table:style-name="ro13">
          <table:table-cell table:style-name="ce18" table:formula="of:=[.A1597]+1" office:value-type="date" office:date-value="2026-04-22" calcext:value-type="date">
            <text:p>2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 dia de bom trabalho e muita aleg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0">
          <table:table-cell table:style-name="ce18" table:formula="of:=[.A1598]+1" office:value-type="date" office:date-value="2026-04-23" calcext:value-type="date">
            <text:p>23/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ão foi um dia dos melhores, tô me sentindo meio mal, com dores estranhas, até me preocupei sobre uma possível dengue. Ao mesmo tempo, O Senhor me concedeu a bênção de assumir o solo de um louvor apaixonante pra ministrar nesse próximo doming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99]+1" office:value-type="date" office:date-value="2026-04-24" calcext:value-type="date">
            <text:p>24/04/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Sigo me sentindo meio mal, com dores estranhas e preocupado. Mas, O Senhor também tem provido Suas bênçã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andioca com churrasco.</text:p>
          </table:table-cell>
          <table:table-cell table:number-columns-repeated="1014"/>
        </table:table-row>
        <table:table-row table:style-name="ro6">
          <table:table-cell table:style-name="ce18" table:formula="of:=[.A1600]+1" office:value-type="date" office:date-value="2026-04-25" calcext:value-type="date">
            <text:p>2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Me sinto melhor e tivemos um dia abençoado e maravilhoso em família, com muitas alegr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601]+1" office:value-type="date" office:date-value="2026-04-26" calcext:value-type="date">
            <text:p>2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bênçãos dO Senhor têm se multiplicado imensamente, reunião após reunião, culto após culto, Deus tem ministrado através de mim e me usado, como eu tenho p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602]+1" office:value-type="date" office:date-value="2026-04-27" calcext:value-type="date">
            <text:p>2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As misericórdias dO Senhor, têm se renovado à cada manhã.</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603]+1" office:value-type="date" office:date-value="2026-04-28" calcext:value-type="date">
            <text:p>2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Voando alto no trabalho, recebi meu novo smartwatch, super conte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2">
          <table:table-cell table:style-name="ce18" table:formula="of:=[.A1604]+1" office:value-type="date" office:date-value="2026-04-29" calcext:value-type="date">
            <text:p>2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muitas fr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number-columns-repeated="1014"/>
        </table:table-row>
        <table:table-row table:style-name="ro9">
          <table:table-cell table:style-name="ce18" table:formula="of:=[.A1605]+1" office:value-type="date" office:date-value="2026-04-30" calcext:value-type="date">
            <text:p>3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us e entreguei uma ótima avaliação trimestral, com muitas conquistas, devidamente detalhadas e tive uma ótima conversa com o nosso ilustre líder de Produto, Pedro Menez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3" table:number-rows-repeated="104696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30">00/00/0000</text:date>, <text:time style:data-style-name="N2" text:time-value="22:44:13.7636198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30T22:45:22.260684589</dc:date>
    <meta:editing-duration>P1DT16H52M59S</meta:editing-duration>
    <meta:editing-cycles>1600</meta:editing-cycles>
    <meta:document-statistic meta:table-count="1" meta:cell-count="9674" meta:object-count="0"/>
  </office:meta>
</office:document-meta>
</file>